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526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3.679cm"/>
    </style:style>
    <style:style style:name="co4" style:family="table-column">
      <style:table-column-properties fo:break-before="auto" style:column-width="2.2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3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 style:data-style-name="N11"/>
    <style:style style:name="ce4" style:family="table-cell" style:parent-style-name="Default" style:data-style-name="N10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cm" svg:height="7cm" svg:x="0.165cm" svg:y="3.782cm">
            <draw:object draw:notify-on-update-of-ranges="Sheet1.A2:Sheet1.A2 Sheet1.A3:Sheet1.A7 Sheet1.B2:Sheet1.B2 Sheet1.B3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cm" svg:height="7cm" svg:x="12.982cm" svg:y="3.762cm">
            <draw:object draw:notify-on-update-of-ranges="Sheet1.F2:Sheet1.F2 Sheet1.F3:Sheet1.F7 Sheet1.G2:Sheet1.G2 Sheet1.G3:Sheet1.G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cm" svg:height="7cm" svg:x="25.671cm" svg:y="3.781cm">
            <draw:object draw:notify-on-update-of-ranges="Sheet1.K2:Sheet1.K2 Sheet1.K3:Sheet1.K7 Sheet1.L2:Sheet1.L2 Sheet1.L3:Sheet1.L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Stage 2 Tests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Turnaround Time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esource Utilisation</text:p>
          </table:table-cell>
          <table:table-cell table:number-columns-repeated="3"/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ental Cost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table:style-name="ce2" office:value-type="float" office:value="246382.78" calcext:value-type="float">
            <text:p>246,383</text:p>
          </table:table-cell>
          <table:table-cell table:style-name="ce3"/>
          <table:table-cell table:number-columns-repeated="2"/>
          <table:table-cell office:value-type="string" calcext:value-type="string">
            <text:p>WF</text:p>
          </table:table-cell>
          <table:table-cell table:style-name="ce3" office:value-type="percentage" office:value="0.6072" calcext:value-type="percentage">
            <text:p>60.72%</text:p>
          </table:table-cell>
          <table:table-cell table:number-columns-repeated="3"/>
          <table:table-cell office:value-type="string" calcext:value-type="string">
            <text:p>BF</text:p>
          </table:table-cell>
          <table:table-cell table:style-name="ce4" office:value-type="currency" office:currency="AUD" office:value="665.09" calcext:value-type="currency">
            <text:p>$665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table:style-name="ce2" office:value-type="float" office:value="19609.94" calcext:value-type="float">
            <text:p>19,610</text:p>
          </table:table-cell>
          <table:table-cell table:style-name="ce3"/>
          <table:table-cell table:number-columns-repeated="2"/>
          <table:table-cell office:value-type="string" calcext:value-type="string">
            <text:p>FF</text:p>
          </table:table-cell>
          <table:table-cell table:style-name="ce3" office:value-type="percentage" office:value="0.633" calcext:value-type="percentage">
            <text:p>63.30%</text:p>
          </table:table-cell>
          <table:table-cell table:number-columns-repeated="3"/>
          <table:table-cell office:value-type="string" calcext:value-type="string">
            <text:p>FF</text:p>
          </table:table-cell>
          <table:table-cell table:style-name="ce4" office:value-type="currency" office:currency="AUD" office:value="638.18" calcext:value-type="currency">
            <text:p>$638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table:style-name="ce2" office:value-type="float" office:value="1866.72" calcext:value-type="float">
            <text:p>1,867</text:p>
          </table:table-cell>
          <table:table-cell table:style-name="ce3"/>
          <table:table-cell table:number-columns-repeated="2"/>
          <table:table-cell office:value-type="string" calcext:value-type="string">
            <text:p>CT</text:p>
          </table:table-cell>
          <table:table-cell table:style-name="ce3" office:value-type="percentage" office:value="0.6366" calcext:value-type="percentage">
            <text:p>63.66%</text:p>
          </table:table-cell>
          <table:table-cell table:number-columns-repeated="3"/>
          <table:table-cell office:value-type="string" calcext:value-type="string">
            <text:p>WF</text:p>
          </table:table-cell>
          <table:table-cell table:style-name="ce4" office:value-type="currency" office:currency="AUD" office:value="636.89" calcext:value-type="currency">
            <text:p>$637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table:style-name="ce2" office:value-type="float" office:value="1803.5" calcext:value-type="float">
            <text:p>1,804</text:p>
          </table:table-cell>
          <table:table-cell table:style-name="ce3"/>
          <table:table-cell table:number-columns-repeated="2"/>
          <table:table-cell office:value-type="string" calcext:value-type="string">
            <text:p>BF</text:p>
          </table:table-cell>
          <table:table-cell table:style-name="ce3" office:value-type="percentage" office:value="0.6879" calcext:value-type="percentage">
            <text:p>68.79%</text:p>
          </table:table-cell>
          <table:table-cell table:number-columns-repeated="3"/>
          <table:table-cell office:value-type="string" calcext:value-type="string">
            <text:p>CT</text:p>
          </table:table-cell>
          <table:table-cell table:style-name="ce4" office:value-type="currency" office:currency="AUD" office:value="634.61" calcext:value-type="currency">
            <text:p>$635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table:style-name="ce2" office:value-type="float" office:value="1515.56" calcext:value-type="float">
            <text:p>1,516</text:p>
          </table:table-cell>
          <table:table-cell table:style-name="ce3"/>
          <table:table-cell table:number-columns-repeated="2"/>
          <table:table-cell office:value-type="string" calcext:value-type="string">
            <text:p>FC</text:p>
          </table:table-cell>
          <table:table-cell table:style-name="ce3" office:value-type="percentage" office:value="0.9437" calcext:value-type="percentage">
            <text:p>94.37%</text:p>
          </table:table-cell>
          <table:table-cell table:number-columns-repeated="3"/>
          <table:table-cell office:value-type="string" calcext:value-type="string">
            <text:p>FC</text:p>
          </table:table-cell>
          <table:table-cell table:style-name="ce4" office:value-type="currency" office:currency="AUD" office:value="379.2" calcext:value-type="currency">
            <text:p>$379</text:p>
          </table:table-cell>
        </table:table-row>
        <table:table-row table:style-name="ro1" table:number-rows-repeated="21">
          <table:table-cell table:number-columns-repeated="12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Turnaround Time</text:p>
          </table:table-cell>
          <table:table-cell table:style-name="ce1" office:value-type="string" calcext:value-type="string">
            <text:p>Resource Utilisation</text:p>
          </table:table-cell>
          <table:table-cell table:style-name="ce1" office:value-type="string" calcext:value-type="string">
            <text:p>Rental Co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T</text:p>
          </table:table-cell>
          <table:table-cell table:style-name="ce2" office:value-type="float" office:value="1515.56" calcext:value-type="float">
            <text:p>1,516</text:p>
          </table:table-cell>
          <table:table-cell table:style-name="ce3" office:value-type="percentage" office:value="0.6366" calcext:value-type="percentage">
            <text:p>63.66%</text:p>
          </table:table-cell>
          <table:table-cell table:style-name="ce4" office:value-type="currency" office:currency="AUD" office:value="634.61" calcext:value-type="currency">
            <text:p>$6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F</text:p>
          </table:table-cell>
          <table:table-cell table:style-name="ce2" office:value-type="float" office:value="1803.5" calcext:value-type="float">
            <text:p>1,804</text:p>
          </table:table-cell>
          <table:table-cell table:style-name="ce3" office:value-type="percentage" office:value="0.633" calcext:value-type="percentage">
            <text:p>63.30%</text:p>
          </table:table-cell>
          <table:table-cell table:style-name="ce4" office:value-type="currency" office:currency="AUD" office:value="638.18" calcext:value-type="currency">
            <text:p>$6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</text:p>
          </table:table-cell>
          <table:table-cell table:style-name="ce2" office:value-type="float" office:value="1866.72" calcext:value-type="float">
            <text:p>1,867</text:p>
          </table:table-cell>
          <table:table-cell table:style-name="ce3" office:value-type="percentage" office:value="0.6072" calcext:value-type="percentage">
            <text:p>60.72%</text:p>
          </table:table-cell>
          <table:table-cell table:style-name="ce4" office:value-type="currency" office:currency="AUD" office:value="636.89" calcext:value-type="currency">
            <text:p>$6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F</text:p>
          </table:table-cell>
          <table:table-cell table:style-name="ce2" office:value-type="float" office:value="19609.94" calcext:value-type="float">
            <text:p>19,610</text:p>
          </table:table-cell>
          <table:table-cell table:style-name="ce3" office:value-type="percentage" office:value="0.6879" calcext:value-type="percentage">
            <text:p>68.79%</text:p>
          </table:table-cell>
          <table:table-cell table:style-name="ce4" office:value-type="currency" office:currency="AUD" office:value="665.09" calcext:value-type="currency">
            <text:p>$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C</text:p>
          </table:table-cell>
          <table:table-cell table:style-name="ce2" office:value-type="float" office:value="246382.78" calcext:value-type="float">
            <text:p>246,383</text:p>
          </table:table-cell>
          <table:table-cell table:style-name="ce3" office:value-type="percentage" office:value="0.9437" calcext:value-type="percentage">
            <text:p>94.37%</text:p>
          </table:table-cell>
          <table:table-cell table:style-name="ce4" office:value-type="currency" office:currency="AUD" office:value="379.2" calcext:value-type="currency">
            <text:p>$379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29:Sheet1.D3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number number:decimal-places="0" number:min-decimal-places="0" number:min-integer-digits="1" number:grouping="true"/>
      <number:text> </number:text>
    </number:number-style>
    <number:number-style style:name="N11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1">
      <number:number number:decimal-places="1" number:min-decimal-places="1" number:min-integer-digits="1" number:grouping="true"/>
    </number:number-style>
    <number:number-style style:name="N110">
      <number:number number:decimal-places="1" number:min-decimal-places="1" number:min-integer-digits="1"/>
    </number:number-style>
    <number:currency-style style:name="N109P0" style:volatile="true">
      <number:currency-symbol number:language="en" number:country="AU">$</number:currency-symbol>
      <number:number number:decimal-places="1" number:min-decimal-places="1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AU">$</number:currency-symbol>
      <number:number number:decimal-places="1" number:min-decimal-places="1" number:min-integer-digits="1" number:grouping="true"/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8T14:21:26.454555810</meta:creation-date>
    <dc:date>2022-05-28T20:39:18.298213199</dc:date>
    <meta:editing-duration>PT2H46M29S</meta:editing-duration>
    <meta:editing-cycles>7</meta:editing-cycles>
    <meta:generator>LibreOffice/7.3.3.2$Linux_X86_64 LibreOffice_project/30$Build-2</meta:generator>
    <meta:document-statistic meta:table-count="1" meta:cell-count="6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6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1579b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fill-color="#4caf5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1cm" svg:height="7.001cm" xlink:href=".." xlink:type="simple" chart:class="chart:bar" chart:style-name="ch1">
        <chart:plot-area chart:style-name="ch2" table:cell-range-address="Sheet1.A2:Sheet1.B7" chart:data-source-has-labels="both" svg:x="0.2cm" svg:y="0.14cm" svg:width="9.601cm" svg:height="5.754cm">
          <chart:coordinate-region svg:x="0.997cm" svg:y="0.14cm" svg:width="8.138cm" svg:height="5.1cm"/>
          <chart:axis chart:dimension="x" chart:name="primary-x" chart:style-name="ch3" chartooo:axis-type="auto">
            <chartooo:date-scale/>
            <chart:categories table:cell-range-address="Sheet1.A3:Sheet1.A7"/>
          </chart:axis>
          <chart:axis chart:dimension="y" chart:name="primary-y" chart:style-name="ch4">
            <chart:title svg:x="3.78cm" svg:y="6.034cm" chart:style-name="ch5">
              <text:p>Turnaround Time</text:p>
            </chart:title>
            <chart:grid chart:style-name="ch6" chart:class="major"/>
          </chart:axis>
          <chart:series chart:style-name="ch7" chart:values-cell-range-address="Sheet1.B3:Sheet1.B7" chart:label-cell-address="Sheet1.B2:Sheet1.B2" chart:class="chart:bar">
            <chart:data-point chart:style-name="ch8"/>
            <chart:data-point/>
            <chart:data-point chart:style-name="ch8" chart:repeated="2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rnaround Time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</text:p>
                <draw:g>
                  <svg:desc>Sheet1.A3:Sheet1.A7</svg:desc>
                </draw:g>
              </table:table-cell>
              <table:table-cell office:value-type="float" office:value="246382.78">
                <text:p>246382.78</text:p>
                <draw:g>
                  <svg:desc>Sheet1.B3:Sheet1.B7</svg:desc>
                </draw:g>
              </table:table-cell>
            </table:table-row>
            <table:table-row>
              <table:table-cell office:value-type="string">
                <text:p>BF</text:p>
              </table:table-cell>
              <table:table-cell office:value-type="float" office:value="19609.94">
                <text:p>19609.94</text:p>
              </table:table-cell>
            </table:table-row>
            <table:table-row>
              <table:table-cell office:value-type="string">
                <text:p>WF</text:p>
              </table:table-cell>
              <table:table-cell office:value-type="float" office:value="1866.72">
                <text:p>1866.72</text:p>
              </table:table-cell>
            </table:table-row>
            <table:table-row>
              <table:table-cell office:value-type="string">
                <text:p>FF</text:p>
              </table:table-cell>
              <table:table-cell office:value-type="float" office:value="1803.5">
                <text:p>1803.5</text:p>
              </table:table-cell>
            </table:table-row>
            <table:table-row>
              <table:table-cell office:value-type="string">
                <text:p>CT</text:p>
              </table:table-cell>
              <table:table-cell office:value-type="float" office:value="1515.56">
                <text:p>1515.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1579b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4caf5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01cm" svg:height="7.001cm" xlink:href=".." xlink:type="simple" chart:class="chart:bar" chart:style-name="ch1">
        <chart:plot-area chart:style-name="ch2" table:cell-range-address="Sheet1.F2:Sheet1.G7" chart:data-source-has-labels="both" svg:x="0.24cm" svg:y="0.14cm" svg:width="11.521cm" svg:height="5.754cm">
          <chart:coordinate-region svg:x="1.037cm" svg:y="0.14cm" svg:width="10.046cm" svg:height="5.1cm"/>
          <chart:axis chart:dimension="x" chart:name="primary-x" chart:style-name="ch3" chartooo:axis-type="auto">
            <chartooo:date-scale/>
            <chart:categories table:cell-range-address="Sheet1.F3:Sheet1.F7"/>
          </chart:axis>
          <chart:axis chart:dimension="y" chart:name="primary-y" chart:style-name="ch4">
            <chart:title svg:x="4.566cm" svg:y="6.034cm" chart:style-name="ch5">
              <text:p>Resource Utilisation</text:p>
            </chart:title>
            <chart:grid chart:style-name="ch6" chart:class="major"/>
          </chart:axis>
          <chart:series chart:style-name="ch7" chart:values-cell-range-address="Sheet1.G3:Sheet1.G7" chart:label-cell-address="Sheet1.G2:Sheet1.G2" chart:class="chart:bar">
            <chart:data-point chart:repeated="2"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ource Utilisation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F</text:p>
                <draw:g>
                  <svg:desc>Sheet1.F3:Sheet1.F7</svg:desc>
                </draw:g>
              </table:table-cell>
              <table:table-cell office:value-type="float" office:value="0.6072">
                <text:p>0.6072</text:p>
                <draw:g>
                  <svg:desc>Sheet1.G3:Sheet1.G7</svg:desc>
                </draw:g>
              </table:table-cell>
            </table:table-row>
            <table:table-row>
              <table:table-cell office:value-type="string">
                <text:p>FF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string">
                <text:p>CT</text:p>
              </table:table-cell>
              <table:table-cell office:value-type="float" office:value="0.6366">
                <text:p>0.6366</text:p>
              </table:table-cell>
            </table:table-row>
            <table:table-row>
              <table:table-cell office:value-type="string">
                <text:p>BF</text:p>
              </table:table-cell>
              <table:table-cell office:value-type="float" office:value="0.6879">
                <text:p>0.6879</text:p>
              </table:table-cell>
            </table:table-row>
            <table:table-row>
              <table:table-cell office:value-type="string">
                <text:p>FC</text:p>
              </table:table-cell>
              <table:table-cell office:value-type="float" office:value="0.9437">
                <text:p>0.94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currency-style style:name="N103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1579b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fill-color="#4caf5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1cm" svg:height="7.001cm" xlink:href=".." xlink:type="simple" chart:class="chart:bar" chart:style-name="ch1">
        <chart:plot-area chart:style-name="ch2" table:cell-range-address="Sheet1.K2:Sheet1.L7" chart:data-source-has-labels="both" svg:x="0.2cm" svg:y="0.14cm" svg:width="9.601cm" svg:height="5.754cm">
          <chart:coordinate-region svg:x="0.997cm" svg:y="0.14cm" svg:width="8.422cm" svg:height="5.1cm"/>
          <chart:axis chart:dimension="x" chart:name="primary-x" chart:style-name="ch3" chartooo:axis-type="auto">
            <chartooo:date-scale/>
            <chart:categories table:cell-range-address="Sheet1.K3:Sheet1.K7"/>
          </chart:axis>
          <chart:axis chart:dimension="y" chart:name="primary-y" chart:style-name="ch4">
            <chart:title svg:x="4.136cm" svg:y="6.034cm" chart:style-name="ch5">
              <text:p>Rental Cost</text:p>
            </chart:title>
            <chart:grid chart:style-name="ch6" chart:class="major"/>
          </chart:axis>
          <chart:series chart:style-name="ch7" chart:values-cell-range-address="Sheet1.L3:Sheet1.L7" chart:label-cell-address="Sheet1.L2:Sheet1.L2" chart:class="chart:bar">
            <chart:data-point/>
            <chart:data-point chart:style-name="ch8" chart:repeated="2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ntal Cost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F</text:p>
                <draw:g>
                  <svg:desc>Sheet1.K3:Sheet1.K7</svg:desc>
                </draw:g>
              </table:table-cell>
              <table:table-cell office:value-type="float" office:value="665.09">
                <text:p>665.09</text:p>
                <draw:g>
                  <svg:desc>Sheet1.L3:Sheet1.L7</svg:desc>
                </draw:g>
              </table:table-cell>
            </table:table-row>
            <table:table-row>
              <table:table-cell office:value-type="string">
                <text:p>FF</text:p>
              </table:table-cell>
              <table:table-cell office:value-type="float" office:value="638.18">
                <text:p>638.18</text:p>
              </table:table-cell>
            </table:table-row>
            <table:table-row>
              <table:table-cell office:value-type="string">
                <text:p>WF</text:p>
              </table:table-cell>
              <table:table-cell office:value-type="float" office:value="636.89">
                <text:p>636.89</text:p>
              </table:table-cell>
            </table:table-row>
            <table:table-row>
              <table:table-cell office:value-type="string">
                <text:p>CT</text:p>
              </table:table-cell>
              <table:table-cell office:value-type="float" office:value="634.61">
                <text:p>634.61</text:p>
              </table:table-cell>
            </table:table-row>
            <table:table-row>
              <table:table-cell office:value-type="string">
                <text:p>FC</text:p>
              </table:table-cell>
              <table:table-cell office:value-type="float" office:value="379.2">
                <text:p>379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